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ambda Calculus 1 - Syntax</text:title></text:p>
      <text:p text:style-name="OrgTitle"/>
      <text:p text:style-name="OrgSubtitle"><text:initial-creator>gypsydave5</text:initial-creator></text:p>
      <text:p text:style-name="OrgSubtitle"/>
      <text:p text:style-name="OrgSubtitle"><text:span text:style-name="OrgActiveTimestamp">&lt;2017-09-11 Mon&gt;</text:span></text:p>
      <text:p text:style-name="OrgSubtitle"/>
      <text:p text:style-name="Text_20_body">The word 'lambda' comes up more and more the longer you work as a
programmer. There it is as a keyword in Python for an anonymous
function. Same again in Scheme. Oh look, there it is in Ruby. Look at
the logos for Racket, Clojure, MIT. Lambdas everywhere. The
interest/obsession goes back to the mathematical roots of Lisp,
specifically Alonzo Church's <text:span text:style-name="Emphasis">lambda calculus</text:span>.
</text:p>
      <text:h text:style-name="Heading_20_1_unnumbered" text:outline-level="1" text:is-list-header="true">
<text:bookmark-start text:name="OrgXref.orgf482a48"/>
<text:bookmark text:name="orgf482a48"/>Why?
<text:bookmark-end text:name="OrgXref.orgf482a48"/></text:h>
      <text:p text:style-name="Text_20_body">Church was researching the foundations of mathematics - particularly
computation. The notation he came up with is a way of expressing any
computation at all - if a computer can do it, it can be written in the
syntax of the lambda calculus. But, interestingly for us, it is not
concerned about <text:span text:style-name="Emphasis">how</text:span> he computer does it; rather it just has some
simple rules about <text:span text:style-name="Emphasis">what</text:span> a computer can do. It is, if you like, a very
simple declarative programming language.
</text:p>
      <text:h text:style-name="Heading_20_1_unnumbered" text:outline-level="1" text:is-list-header="true">
<text:bookmark-start text:name="OrgXref.orga41cf14"/>
<text:bookmark text:name="orga41cf14"/>Syntax
<text:bookmark-end text:name="OrgXref.orga41cf14"/></text:h>
      <text:p text:style-name="Text_20_body">The lambda calculus gets its name from its use of the Greek letter
lambda - <text:span text:style-name="OrgCode">$\lambda$</text:span> to represent a function that takes a single argument.
</text:p>
      <text:p text:style-name="Text_20_body">After the <text:span text:style-name="OrgCode">$\lambda$</text:span> comes the name that that single argument is bound
to - say <text:span text:style-name="OrgCode">$x$</text:span>.
</text:p>
      <text:p text:style-name="Text_20_body">And after that we write a $.$ to say that we're inside the 'body' of the
function.
</text:p>
      <text:p text:style-name="Text_20_body">The <text:span text:style-name="OrgCode">$x$</text:span> is a bound variable - it stands for some value that the function
can be applied to.
</text:p>
      <text:p text:style-name="Text_20_body">And to apply a value to a function, you call it by putting them next to
each other (maybe with some brackets to make it clearer what's the value
and what's the body).
</text:p>
      <text:p text:style-name="Text_20_body">That's it. That's everything in the lambda calculus - it's a syntax for
writing about functions of one argument.
</text:p>
      <text:p text:style-name="Text_20_body">So where in JavaScript we have:
</text:p>
      <text:p text:style-name="OrgFixedWidthBlockLastLine">x =&gt; x + 1</text:p>
      <text:p text:style-name="Text_20_body">and in Scheme we have
</text:p>
      <text:p text:style-name="OrgSrcBlockLastLine"><text:span text:style-name="OrgSrcRainbowDelimitersDepth1Face">(</text:span><text:span text:style-name="OrgSrcFontLockKeywordFace">lambda</text:span><text:s/><text:span text:style-name="OrgSrcRainbowDelimitersDepth2Face">(</text:span>x<text:span text:style-name="OrgSrcRainbowDelimitersDepth2Face">)</text:span><text:s/><text:span text:style-name="OrgSrcRainbowDelimitersDepth2Face">(</text:span>+<text:s/>x<text:s/>1<text:span text:style-name="OrgSrcRainbowDelimitersDepth2Face">)</text:span><text:span text:style-name="OrgSrcRainbowDelimitersDepth1Face">)</text:span></text:p>
      <text:p text:style-name="Text_20_body">in the lambda calculus syntax we have:
</text:p>
      <text:p text:style-name="Text_20_body"><text:span text:style-name="OrgCode">$$ \lambda x.x + 1 $$</text:span>
</text:p>
      <text:h text:style-name="Heading_20_1_unnumbered" text:outline-level="1" text:is-list-header="true">
<text:bookmark-start text:name="OrgXref.org85fb251"/>
<text:bookmark text:name="org85fb251"/>Only one argument?
<text:bookmark-end text:name="OrgXref.org85fb251"/></text:h>
      <text:p text:style-name="Text_20_body">So you might see some limitations here.Only one argument, you may say,
what if I need another one? Happily we can just return another function
to bind a new argument. Hooray - everything is
<text:a xlink:type="simple" xlink:href="file:///posts/2015/2/19/%28not-quite%29-currying-in-javascript/">curryed</text:a>.
</text:p>
      <text:p text:style-name="Text_20_body">So where in JavaScript:
</text:p>
      <text:p text:style-name="OrgFixedWidthBlockLastLine">x =&gt; y =&gt; x + y</text:p>
      <text:p text:style-name="Text_20_body">and in Scheme:
</text:p>
      <text:p text:style-name="OrgSrcBlockLastLine"><text:span text:style-name="OrgSrcRainbowDelimitersDepth1Face">(</text:span><text:span text:style-name="OrgSrcFontLockKeywordFace">lambda</text:span><text:s/><text:span text:style-name="OrgSrcRainbowDelimitersDepth2Face">(</text:span>x<text:span text:style-name="OrgSrcRainbowDelimitersDepth2Face">)</text:span><text:s/><text:span text:style-name="OrgSrcRainbowDelimitersDepth2Face">(</text:span><text:span text:style-name="OrgSrcFontLockKeywordFace">lambda</text:span><text:s/><text:span text:style-name="OrgSrcRainbowDelimitersDepth3Face">(</text:span>y<text:span text:style-name="OrgSrcRainbowDelimitersDepth3Face">)</text:span><text:s/><text:span text:style-name="OrgSrcRainbowDelimitersDepth3Face">(</text:span>+<text:s/>x<text:s/>y<text:span text:style-name="OrgSrcRainbowDelimitersDepth3Face">)</text:span><text:span text:style-name="OrgSrcRainbowDelimitersDepth2Face">)</text:span><text:span text:style-name="OrgSrcRainbowDelimitersDepth1Face">)</text:span></text:p>
      <text:p text:style-name="Text_20_body">so in the lambda calculus we have:
</text:p>
      <text:p text:style-name="Text_20_body"><text:span text:style-name="OrgCode">$$ \lambda x.\lambda y.x + y $$</text:span>
</text:p>
      <text:p text:style-name="Text_20_body">Although usually<text:note text:id="fn1" text:note-class="footnote"><text:note-citation>1</text:note-citation><text:note-body><text:p text:style-name="Footnote">To save on the world's dwindling supply of $λ$s
</text:p></text:note-body></text:note> we'd just write:
</text:p>
      <text:p text:style-name="Text_20_body"><text:span text:style-name="OrgCode">$$ \lambda xy.x + y $$</text:span>
</text:p>
      <text:p text:style-name="Text_20_body">But we would of course remember that, if the function had only one
argument applied to it, it would return a function that expected the
next argument.
</text:p>
      <text:h text:style-name="Heading_20_1_unnumbered" text:outline-level="1" text:is-list-header="true">
<text:bookmark-start text:name="OrgXref.org9d031e3"/>
<text:bookmark text:name="org9d031e3"/>$α$-conversion, $β$-reduction
<text:bookmark-end text:name="OrgXref.org9d031e3"/></text:h>
      <text:p text:style-name="Text_20_body">These terms do absolutely nothing to dispell the feeling that the lambda
calculus is a bit elitist. Look, even more Greek letters - it must be
complicated and clever because just writing about it requires me to know
how to say <text:span text:style-name="OrgCode">$\alpha$</text:span>!
</text:p>
      <text:p text:style-name="Text_20_body">Really though, these are just big words for 'substitution' and
'application', the basics of which you probably picked up in high school
algebra.
</text:p>
      <text:p text:style-name="Text_20_body">'α-conversion' (alpha-conversion) just means that we can change the name
of a bound variable in a Lambda expression. So if we've got:
</text:p>
      <text:p text:style-name="Text_20_body"><text:span text:style-name="OrgCode">$$ \lambda xy.x + y $$</text:span>
</text:p>
      <text:p text:style-name="Text_20_body">We can just change all the $x$s to $a$s
</text:p>
      <text:p text:style-name="Text_20_body"><text:span text:style-name="OrgCode">$$ \lambda ay.a + y $$</text:span>
</text:p>
      <text:p text:style-name="Text_20_body">And the expression hasn't changed its meaning one iota.<text:note text:id="fn2" text:note-class="footnote"><text:note-citation>2</text:note-citation><text:note-body><text:p text:style-name="Footnote">Greek alphabet pun. BOOM!
</text:p></text:note-body></text:note>
</text:p>
      <text:p text:style-name="Text_20_body">'β-reduction' (beta-reduction) is a little more complicated - what it
means is that, when a value is applied to a function, we can substitute
all the variables that name that argument with the value the function is
applied to. For instance, in JavaScript:
</text:p>
      <text:p text:style-name="OrgFixedWidthBlockLastLine">(x =&gt; y =&gt; x + y)(5)</text:p>
      <text:p text:style-name="Text_20_body">under β-reduction becomes
</text:p>
      <text:p text:style-name="OrgFixedWidthBlockLastLine">y =&gt; 5 + y</text:p>
      <text:p text:style-name="Text_20_body">We unwrap the outer function and replace occurances of its variable with
the supplied value. In lambda land:
</text:p>
      <text:p text:style-name="Text_20_body"><text:span text:style-name="OrgCode">$$ (\lambda xy. x + y)\ 5 $$</text:span>
</text:p>
      <text:p text:style-name="Text_20_body">Becomes
</text:p>
      <text:p text:style-name="Text_20_body"><text:span text:style-name="OrgCode">$$ \lambda y. 5 + y $$</text:span>
</text:p>
      <text:p text:style-name="Text_20_body">(I threw some parentheses around that other Lambda expression to make it
clear that the <text:span text:style-name="OrgCode">$5$</text:span> was getting applied to the whole function and to
separate it from the body <text:span text:style-name="OrgCode">$x + y$</text:span> - there's no hard and fast rules as
far as that goes).
</text:p>
      <text:p text:style-name="Text_20_body">Next up -
<text:a xlink:type="simple" xlink:href="file:///posts/2017/9/13/lambda-calculus-2---church-numbers/">numbers made of
functions</text:a>. Wait, what?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3Face" style:family="text">
      <style:text-properties fo:color="#b85c57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333333"/>
    </style:style>
    <style:style style:name="OrgSrcRainbowDelimitersDepth2Face" style:family="text">
      <style:text-properties fo:color="#0287c8"/>
    </style:style>
    <style:style style:name="OrgSrcFontLockKeywordFace" style:family="text">
      <style:text-properties fo:color="#333333"/>
    </style:style>
    <style:style style:name="OrgSrcRainbowDelimitersDepth1Face" style:family="text">
      <style:text-properties fo:color="#40883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ypsydave5</dc:creator>
    <meta:initial-creator>gypsydave5</meta:initial-creator>
    <dc:date>2017-09-11T00:00:00</dc:date>
    <meta:creation-date>2017-09-11T00:00:00</meta:creation-date>
    <meta:generator>Emacs 27.1 (Org mode 9.3)</meta:generator>
    <meta:keyword/>
    <dc:subject/>
    <dc:title>Lambda Calculus 1 - Syntax</dc:title>
  </office:meta>
</office:document-meta>
</file>